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4516in" svg:height="6.9961in" svg:x="7.5244in" svg:y="0.9307in">
            <draw:object draw:notify-on-update-of-ranges="Sheet1.H1:Sheet1.H285 Sheet1.A1:Sheet1.A1 Sheet1.C1:Sheet1.C285 Sheet1.B1:Sheet1.B285 Sheet1.P1:Sheet1.P1 Sheet1.R1:Sheet1.R285 Sheet1.B1:Sheet1.B285 Sheet1.U1:Sheet1.U1 Sheet1.W1:Sheet1.W285 Sheet1.B1:Sheet1.B285 Sheet1.K1:Sheet1.K1 Sheet1.M1:Sheet1.M285 Sheet1.B1:Sheet1.B285 Sheet1.F1:Sheet1.F1 Sheet1.H1:Sheet1.H285 Sheet1.G1:Sheet1.G28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number-columns-repeated="20" table:default-cell-style-name="Default"/>
        <table:table-row table:style-name="ro1">
          <table:table-cell office:value-type="string" calcext:value-type="string">
            <text:p>gzserver</text:p>
          </table:table-cell>
          <table:table-cell office:value-type="string" calcext:value-type="string">
            <text:p>41:57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1:5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mds_ik_module</text:p>
          </table:table-cell>
          <table:table-cell table:style-name="ce1" office:value-type="string" calcext:value-type="string">
            <text:p>41:5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mds-daemon</text:p>
          </table:table-cell>
          <table:table-cell table:style-name="ce1" office:value-type="string" calcext:value-type="string">
            <text:p>41:5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mds-filter</text:p>
          </table:table-cell>
          <table:table-cell table:style-name="ce1" office:value-type="string" calcext:value-type="string">
            <text:p>41:5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1:58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1:58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1:5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1:5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1:5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1:59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1:59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1:5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1:5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1:5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00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0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0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0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0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01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0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0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0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0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02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0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0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0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0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03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0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0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0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0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04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0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0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0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0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05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0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0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0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0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06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0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0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0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0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08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08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0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0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0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09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09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0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0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0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10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1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1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1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1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11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1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1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1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1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12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1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1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1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1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13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1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1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1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1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14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1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1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1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1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15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1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1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1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1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16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16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1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1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1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17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1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1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1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1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18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18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1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1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1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19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19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1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1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1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20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2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2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2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2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21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2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2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2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2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22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2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2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2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2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23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2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2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2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2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24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2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2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2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2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25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2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2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2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2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27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2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2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2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2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28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28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2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2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2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29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29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2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2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2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30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3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3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3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3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31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3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3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3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3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32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3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3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3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3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33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3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3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3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3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34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3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3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3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3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35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3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3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3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3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36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36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3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3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3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37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3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3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3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3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38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38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3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3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3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39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39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3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3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3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40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4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4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4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4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41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4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4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4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4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42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4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4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4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4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43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4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4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4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4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44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4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4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4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4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45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4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4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4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4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46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46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4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4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4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48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48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4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4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4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49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49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4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4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4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50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5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5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5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5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51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5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5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5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5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52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5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5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5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5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53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5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5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5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5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54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5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5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5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5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55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5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5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5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5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56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56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5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5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5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57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5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5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5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5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58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58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5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5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5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2:59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2:59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2:5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2:5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2:5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00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0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0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0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0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01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0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0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0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0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02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0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0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0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0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03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0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0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0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0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04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0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0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0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0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05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0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0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0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0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06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06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0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0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0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07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0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0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0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0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09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09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0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0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0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10</text:p>
          </table:table-cell>
          <table:table-cell office:value-type="float" office:value="76.7" calcext:value-type="float">
            <text:p>76.7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1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1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1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1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11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1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1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1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1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12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1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1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1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1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13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1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1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1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1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14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1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1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1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1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15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1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1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1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1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16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16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1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1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1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17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1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1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1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1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18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18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1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1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1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19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19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1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1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1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20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2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2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2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2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21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2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2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2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2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22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2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2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2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2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23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2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2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2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2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24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2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2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2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2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25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2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2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2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2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26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26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2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2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2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27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2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2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2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2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28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29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2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2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2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30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3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3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3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3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31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3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3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3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3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32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3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3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3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3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33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3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3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3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3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34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3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3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3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3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35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3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3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3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3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36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36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3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3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3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37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3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3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3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3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38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38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3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3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3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39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39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3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3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3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40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4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4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4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4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41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4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4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4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4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42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4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4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4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4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43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4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4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4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4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44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4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4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4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4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45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4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4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4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4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46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46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4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4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4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47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4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4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4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4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48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48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4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4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4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50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5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5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5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5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51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5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5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5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5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52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5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5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5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5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53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5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5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5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5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54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5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5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5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5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55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5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5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5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5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56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56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5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5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5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57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5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5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5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5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58</text:p>
          </table:table-cell>
          <table:table-cell office:value-type="float" office:value="76.8" calcext:value-type="float">
            <text:p>76.8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58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5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5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5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3:59</text:p>
          </table:table-cell>
          <table:table-cell office:value-type="float" office:value="76.9" calcext:value-type="float">
            <text:p>76.9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3:59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3:5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3:5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3:5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00</text:p>
          </table:table-cell>
          <table:table-cell office:value-type="float" office:value="76.9" calcext:value-type="float">
            <text:p>76.9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0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0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0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0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01</text:p>
          </table:table-cell>
          <table:table-cell office:value-type="float" office:value="76.9" calcext:value-type="float">
            <text:p>76.9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0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0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0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0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02</text:p>
          </table:table-cell>
          <table:table-cell office:value-type="float" office:value="76.9" calcext:value-type="float">
            <text:p>76.9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0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0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0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0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03</text:p>
          </table:table-cell>
          <table:table-cell office:value-type="float" office:value="76.9" calcext:value-type="float">
            <text:p>76.9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0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0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0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0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04</text:p>
          </table:table-cell>
          <table:table-cell office:value-type="float" office:value="76.9" calcext:value-type="float">
            <text:p>76.9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0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0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0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0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05</text:p>
          </table:table-cell>
          <table:table-cell office:value-type="float" office:value="76.9" calcext:value-type="float">
            <text:p>76.9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0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0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0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0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06</text:p>
          </table:table-cell>
          <table:table-cell office:value-type="float" office:value="76.9" calcext:value-type="float">
            <text:p>76.9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06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0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0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0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07</text:p>
          </table:table-cell>
          <table:table-cell office:value-type="float" office:value="76.9" calcext:value-type="float">
            <text:p>76.9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0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0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0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0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08</text:p>
          </table:table-cell>
          <table:table-cell office:value-type="float" office:value="77" calcext:value-type="float">
            <text:p>77.0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08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0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0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0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10</text:p>
          </table:table-cell>
          <table:table-cell office:value-type="float" office:value="76.9" calcext:value-type="float">
            <text:p>76.9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1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1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0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0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11</text:p>
          </table:table-cell>
          <table:table-cell office:value-type="float" office:value="76.9" calcext:value-type="float">
            <text:p>76.9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1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1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1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1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12</text:p>
          </table:table-cell>
          <table:table-cell office:value-type="float" office:value="77" calcext:value-type="float">
            <text:p>77.0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1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1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1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1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13</text:p>
          </table:table-cell>
          <table:table-cell office:value-type="float" office:value="77" calcext:value-type="float">
            <text:p>77.0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1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1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1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1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14</text:p>
          </table:table-cell>
          <table:table-cell office:value-type="float" office:value="77" calcext:value-type="float">
            <text:p>77.0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1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1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1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1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15</text:p>
          </table:table-cell>
          <table:table-cell office:value-type="float" office:value="77" calcext:value-type="float">
            <text:p>77.0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1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1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1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1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16</text:p>
          </table:table-cell>
          <table:table-cell office:value-type="float" office:value="77" calcext:value-type="float">
            <text:p>77.0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16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1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1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1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17</text:p>
          </table:table-cell>
          <table:table-cell office:value-type="float" office:value="77" calcext:value-type="float">
            <text:p>77.0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1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1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1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1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18</text:p>
          </table:table-cell>
          <table:table-cell office:value-type="float" office:value="77" calcext:value-type="float">
            <text:p>77.0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18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1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1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1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19</text:p>
          </table:table-cell>
          <table:table-cell office:value-type="float" office:value="77" calcext:value-type="float">
            <text:p>77.0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19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1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1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1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20</text:p>
          </table:table-cell>
          <table:table-cell office:value-type="float" office:value="77" calcext:value-type="float">
            <text:p>77.0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2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2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2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2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21</text:p>
          </table:table-cell>
          <table:table-cell office:value-type="float" office:value="77.1" calcext:value-type="float">
            <text:p>77.1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2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2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2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2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22</text:p>
          </table:table-cell>
          <table:table-cell office:value-type="float" office:value="77.1" calcext:value-type="float">
            <text:p>77.1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2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2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2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2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23</text:p>
          </table:table-cell>
          <table:table-cell office:value-type="float" office:value="77.1" calcext:value-type="float">
            <text:p>77.1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2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2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2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2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24</text:p>
          </table:table-cell>
          <table:table-cell office:value-type="float" office:value="77.1" calcext:value-type="float">
            <text:p>77.1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2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2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2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2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25</text:p>
          </table:table-cell>
          <table:table-cell office:value-type="float" office:value="77.1" calcext:value-type="float">
            <text:p>77.1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2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2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2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2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26</text:p>
          </table:table-cell>
          <table:table-cell office:value-type="float" office:value="77.1" calcext:value-type="float">
            <text:p>77.1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26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2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2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2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27</text:p>
          </table:table-cell>
          <table:table-cell office:value-type="float" office:value="77.1" calcext:value-type="float">
            <text:p>77.1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2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2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2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2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28</text:p>
          </table:table-cell>
          <table:table-cell office:value-type="float" office:value="77.1" calcext:value-type="float">
            <text:p>77.1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28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2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2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2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30</text:p>
          </table:table-cell>
          <table:table-cell office:value-type="float" office:value="77.1" calcext:value-type="float">
            <text:p>77.1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3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3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2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3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31</text:p>
          </table:table-cell>
          <table:table-cell office:value-type="float" office:value="77.1" calcext:value-type="float">
            <text:p>77.1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3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3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3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3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32</text:p>
          </table:table-cell>
          <table:table-cell office:value-type="float" office:value="77.1" calcext:value-type="float">
            <text:p>77.1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3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3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3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3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33</text:p>
          </table:table-cell>
          <table:table-cell office:value-type="float" office:value="77.1" calcext:value-type="float">
            <text:p>77.1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3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3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3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3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34</text:p>
          </table:table-cell>
          <table:table-cell office:value-type="float" office:value="77.1" calcext:value-type="float">
            <text:p>77.1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3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3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3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3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35</text:p>
          </table:table-cell>
          <table:table-cell office:value-type="float" office:value="77.2" calcext:value-type="float">
            <text:p>77.2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3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3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3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3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36</text:p>
          </table:table-cell>
          <table:table-cell office:value-type="float" office:value="77.2" calcext:value-type="float">
            <text:p>77.2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36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3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3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3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37</text:p>
          </table:table-cell>
          <table:table-cell office:value-type="float" office:value="77.2" calcext:value-type="float">
            <text:p>77.2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3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3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3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3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38</text:p>
          </table:table-cell>
          <table:table-cell office:value-type="float" office:value="77.2" calcext:value-type="float">
            <text:p>77.2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38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3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3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3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39</text:p>
          </table:table-cell>
          <table:table-cell office:value-type="float" office:value="77.2" calcext:value-type="float">
            <text:p>77.2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39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3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3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3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40</text:p>
          </table:table-cell>
          <table:table-cell office:value-type="float" office:value="77.2" calcext:value-type="float">
            <text:p>77.2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40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4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4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4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41</text:p>
          </table:table-cell>
          <table:table-cell office:value-type="float" office:value="77.2" calcext:value-type="float">
            <text:p>77.2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41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4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4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4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42</text:p>
          </table:table-cell>
          <table:table-cell office:value-type="float" office:value="77.2" calcext:value-type="float">
            <text:p>77.2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42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4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4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4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43</text:p>
          </table:table-cell>
          <table:table-cell office:value-type="float" office:value="77.2" calcext:value-type="float">
            <text:p>77.2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43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4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4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4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44</text:p>
          </table:table-cell>
          <table:table-cell office:value-type="float" office:value="77.2" calcext:value-type="float">
            <text:p>77.2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44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4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4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4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45</text:p>
          </table:table-cell>
          <table:table-cell office:value-type="float" office:value="77.3" calcext:value-type="float">
            <text:p>77.3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45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4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4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4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46</text:p>
          </table:table-cell>
          <table:table-cell office:value-type="float" office:value="77.3" calcext:value-type="float">
            <text:p>77.3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46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4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4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4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47</text:p>
          </table:table-cell>
          <table:table-cell office:value-type="float" office:value="77.3" calcext:value-type="float">
            <text:p>77.3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47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4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4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4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48</text:p>
          </table:table-cell>
          <table:table-cell office:value-type="float" office:value="77.3" calcext:value-type="float">
            <text:p>77.3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48</text:p>
          </table:table-cell>
          <table:table-cell table:style-name="ce2" office:value-type="float" office:value="29.2" calcext:value-type="float">
            <text:p>29.2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48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4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4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50</text:p>
          </table:table-cell>
          <table:table-cell office:value-type="float" office:value="77.3" calcext:value-type="float">
            <text:p>77.3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50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4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4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4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51</text:p>
          </table:table-cell>
          <table:table-cell office:value-type="float" office:value="77.3" calcext:value-type="float">
            <text:p>77.3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51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51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5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5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52</text:p>
          </table:table-cell>
          <table:table-cell office:value-type="float" office:value="77.3" calcext:value-type="float">
            <text:p>77.3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52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52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5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5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53</text:p>
          </table:table-cell>
          <table:table-cell office:value-type="float" office:value="77.3" calcext:value-type="float">
            <text:p>77.3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53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53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5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5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54</text:p>
          </table:table-cell>
          <table:table-cell office:value-type="float" office:value="77.3" calcext:value-type="float">
            <text:p>77.3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54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5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5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5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55</text:p>
          </table:table-cell>
          <table:table-cell office:value-type="float" office:value="77.3" calcext:value-type="float">
            <text:p>77.3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55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55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5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5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56</text:p>
          </table:table-cell>
          <table:table-cell office:value-type="float" office:value="77.3" calcext:value-type="float">
            <text:p>77.3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56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56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5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5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57</text:p>
          </table:table-cell>
          <table:table-cell office:value-type="float" office:value="77.3" calcext:value-type="float">
            <text:p>77.3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57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57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5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5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58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58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58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5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5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4:59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4:59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4:59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4:5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4:5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00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00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00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0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0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01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01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01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0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0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02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02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02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0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0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03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03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03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0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0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04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04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04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0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0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05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05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05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0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0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06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06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06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0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0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07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07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07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0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0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09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09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09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0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0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10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10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10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1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1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11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11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11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1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1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12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12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12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1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1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13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13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13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1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1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14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14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14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1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1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15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15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15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1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1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16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16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16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1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1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17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17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17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1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1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18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18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18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1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1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19</text:p>
          </table:table-cell>
          <table:table-cell office:value-type="float" office:value="77.4" calcext:value-type="float">
            <text:p>77.4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19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19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1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1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20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20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20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2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2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21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21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21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2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2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22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22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22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2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2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23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23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23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2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2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24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24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24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2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2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26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26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25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2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2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27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27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27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2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2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28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28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28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2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2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29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29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29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2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2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30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30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30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3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3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31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31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31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3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3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32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32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32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3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3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33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33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33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3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3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34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34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34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3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3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35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35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35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3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3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36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36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36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3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3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37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37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37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3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3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38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38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38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3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3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39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39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39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3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3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40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40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40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4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4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41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41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41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4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4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42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42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42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4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4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44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44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43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4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4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45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45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45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4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4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46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46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46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4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4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47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47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47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4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4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48</text:p>
          </table:table-cell>
          <table:table-cell office:value-type="float" office:value="77.5" calcext:value-type="float">
            <text:p>77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48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48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4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4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49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49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49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4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4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50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50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50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5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5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51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51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51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5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5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52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52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52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5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5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53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53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53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5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5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54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54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54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5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5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55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55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55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5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5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56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56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56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5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5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57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57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57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5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5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58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58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58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5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5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5:59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5:59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5:59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5:5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5:5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00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00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00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0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0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01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01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01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0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0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02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02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02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0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0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04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04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04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0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0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05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05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05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0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0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06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06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06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0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0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07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07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07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0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0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08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08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08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0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0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09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09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09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0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0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10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10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10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1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1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11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11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11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1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1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12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12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12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1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1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13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13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13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1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1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14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14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14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1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1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15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15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15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1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1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16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16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16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1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1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17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17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17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1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1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18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18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18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1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1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19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19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19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1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1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20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20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20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2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2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21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21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21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2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2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22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22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22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2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2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23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23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23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2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2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25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25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25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2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2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26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26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26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2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2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27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27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27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2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2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28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28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28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2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2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29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29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29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2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2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30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30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30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3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3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31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31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31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3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3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32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32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32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3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3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33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33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33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3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3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34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34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34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3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3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35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35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35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3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3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36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36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36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3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3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37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37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37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3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3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38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38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38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3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3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39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39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39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3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3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40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40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40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4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4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41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41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41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4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4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42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42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42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4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4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43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43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43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4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4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44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44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44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4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4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46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46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46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4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4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47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47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47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47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47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48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48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48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48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48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49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49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49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49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49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50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50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50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5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50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51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51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51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5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51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52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52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52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5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52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53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53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53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5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53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54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54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54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54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54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55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55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55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5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55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zserver /etc/mds-ach/model</text:p>
          </table:table-cell>
          <table:table-cell office:value-type="string" calcext:value-type="string">
            <text:p>46:56</text:p>
          </table:table-cell>
          <table:table-cell office:value-type="float" office:value="77.6" calcext:value-type="float">
            <text:p>77.6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string" calcext:value-type="string">
            <text:p>mds-collision-checker</text:p>
          </table:table-cell>
          <table:table-cell table:style-name="ce1" office:value-type="string" calcext:value-type="string">
            <text:p>46:56</text:p>
          </table:table-cell>
          <table:table-cell table:style-name="ce2" office:value-type="float" office:value="29.1" calcext:value-type="float">
            <text:p>29.1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python /etc/mds-ach/python/</text:p>
          </table:table-cell>
          <table:table-cell table:style-name="ce1" office:value-type="string" calcext:value-type="string">
            <text:p>46:56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0.2" calcext:value-type="float">
            <text:p>0.20</text:p>
          </table:table-cell>
          <table:table-cell/>
          <table:table-cell office:value-type="string" calcext:value-type="string">
            <text:p>sudo mds-daemon -v</text:p>
          </table:table-cell>
          <table:table-cell table:style-name="ce1" office:value-type="string" calcext:value-type="string">
            <text:p>46:5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sudo mds-filter</text:p>
          </table:table-cell>
          <table:table-cell table:style-name="ce1" office:value-type="string" calcext:value-type="string">
            <text:p>46:56</text:p>
          </table:table-cell>
          <table:table-cell table:number-columns-repeated="2" table:style-name="ce2" office:value-type="float" office:value="0" calcext:value-type="float">
            <text:p>0.00</text:p>
          </table:table-cell>
        </table:table-row>
        <table:table-row table:style-name="ro1" table:number-rows-repeated="855">
          <table:table-cell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"/>
          <table:table-cell table:style-name="ce2" table:number-columns-repeated="2"/>
          <table:table-cell table:number-columns-repeated="15"/>
        </table:table-row>
        <table:table-row table:style-name="ro1" table:number-rows-repeated="285">
          <table:table-cell/>
          <table:table-cell table:style-name="Default" table:number-columns-repeated="3"/>
          <table:table-cell table:number-columns-repeated="20"/>
        </table:table-row>
        <table:table-row table:style-name="ro1" table:number-rows-repeated="104714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>
        <table:table-column table:style-name="co6" table:default-cell-style-name="Default"/>
        <table:table-column table:style-name="co5" table:number-columns-repeated="4" table:default-cell-style-name="ce2"/>
        <table:table-column table:style-name="co5" table:number-columns-repeated="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CPU Usage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emory Usage</text:p>
          </table:table-cell>
          <table:covered-table-cell table:number-columns-repeated="3"/>
          <table:table-cell/>
          <table:table-cell table:style-name="ce3" office:value-type="string" calcext:value-type="string" table:number-columns-spanned="3" table:number-rows-spanned="1">
            <text:p>NUC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Mean (%)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ax (%)</text:p>
          </table:table-cell>
          <table:table-cell office:value-type="string" calcext:value-type="string">
            <text:p>Min (%)</text:p>
          </table:table-cell>
          <table:table-cell table:style-name="ce2" office:value-type="string" calcext:value-type="string">
            <text:p>Mean (%)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ax (%)</text:p>
          </table:table-cell>
          <table:table-cell table:style-name="ce2" office:value-type="string" calcext:value-type="string">
            <text:p>Min (%)</text:p>
          </table:table-cell>
          <table:table-cell/>
          <table:table-cell office:value-type="string" calcext:value-type="string">
            <text:p>Cores #</text:p>
          </table:table-cell>
          <table:table-cell office:value-type="string" calcext:value-type="string">
            <text:p>Thread per Core</text:p>
          </table:table-cell>
          <table:table-cell office:value-type="string" calcext:value-type="string">
            <text:p>Total (%)</text:p>
          </table:table-cell>
          <table:table-cell office:value-type="string" calcext:value-type="string">
            <text:p>Memory (%)</text:p>
          </table:table-cell>
        </table:table-row>
        <table:table-row table:style-name="ro1">
          <table:table-cell table:formula="of:=[Sheet1.A1]" office:value-type="string" office:string-value="gzserver" calcext:value-type="string">
            <text:p>gzserver</text:p>
          </table:table-cell>
          <table:table-cell table:style-name="ce4" table:formula="of:=AVERAGE([Sheet1.C1:.C285])" office:value-type="float" office:value="77.1315789473681" calcext:value-type="float">
            <text:p>77.13</text:p>
          </table:table-cell>
          <table:table-cell table:style-name="ce4" table:formula="of:=STDEV([Sheet1.C1:.C285])" office:value-type="float" office:value="0.366251421540691" calcext:value-type="float">
            <text:p>0.37</text:p>
          </table:table-cell>
          <table:table-cell table:style-name="ce4" table:formula="of:=MAX([Sheet1.C1:.C285])" office:value-type="float" office:value="77.6" calcext:value-type="float">
            <text:p>77.60</text:p>
          </table:table-cell>
          <table:table-cell table:style-name="ce5" table:formula="of:=MIN([Sheet1.C1:.C285])" office:value-type="float" office:value="76.7" calcext:value-type="float">
            <text:p>76.70</text:p>
          </table:table-cell>
          <table:table-cell table:style-name="ce4" table:formula="of:=AVERAGE([Sheet1.D1:.D285])" office:value-type="float" office:value="0.5" calcext:value-type="float">
            <text:p>0.50</text:p>
          </table:table-cell>
          <table:table-cell table:style-name="ce4" table:formula="of:=STDEV([Sheet1.D1:.D285])" office:value-type="float" office:value="0" calcext:value-type="float">
            <text:p>0.00</text:p>
          </table:table-cell>
          <table:table-cell table:style-name="ce4" table:formula="of:=MAX([Sheet1.D1:.D285])" office:value-type="float" office:value="0.5" calcext:value-type="float">
            <text:p>0.50</text:p>
          </table:table-cell>
          <table:table-cell table:style-name="ce5" table:formula="of:=MIN([Sheet1.D1:.D285])" office:value-type="float" office:value="0.5" calcext:value-type="float">
            <text:p>0.50</text:p>
          </table:table-cell>
          <table:table-cell/>
          <table:table-cell table:number-columns-repeated="2" table:style-name="ce6" office:value-type="float" office:value="2" calcext:value-type="float">
            <text:p>2</text:p>
          </table:table-cell>
          <table:table-cell table:style-name="ce6" table:formula="of:=100*[.L3]*[.K3]" office:value-type="float" office:value="400" calcext:value-type="float">
            <text:p>400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 table:formula="of:=[Sheet1.F1]" office:value-type="string" office:string-value="mds-collision-checker" calcext:value-type="string">
            <text:p>mds-collision-checker</text:p>
          </table:table-cell>
          <table:table-cell table:style-name="ce4" table:formula="of:=AVERAGE([Sheet1.H1:.H285])" office:value-type="float" office:value="29.1575438596492" calcext:value-type="float">
            <text:p>29.16</text:p>
          </table:table-cell>
          <table:table-cell table:style-name="ce5" table:formula="of:=STDEV([Sheet1.H1:.H285])" office:value-type="float" office:value="0.0495145696922745" calcext:value-type="float">
            <text:p>0.05</text:p>
          </table:table-cell>
          <table:table-cell table:style-name="ce4" table:formula="of:=MAX([Sheet1.H1:.H285])" office:value-type="float" office:value="29.2" calcext:value-type="float">
            <text:p>29.20</text:p>
          </table:table-cell>
          <table:table-cell table:style-name="ce5" table:formula="of:=MIN([Sheet1.H1:.H285])" office:value-type="float" office:value="29.1" calcext:value-type="float">
            <text:p>29.10</text:p>
          </table:table-cell>
          <table:table-cell table:style-name="ce4" table:formula="of:=AVERAGE([Sheet1.I1:.I285])" office:value-type="float" office:value="0.200000000000001" calcext:value-type="float">
            <text:p>0.20</text:p>
          </table:table-cell>
          <table:table-cell table:style-name="ce5" table:formula="of:=STDEV([Sheet1.I1:.I285])" office:value-type="float" office:value="9.45349536279257E-016" calcext:value-type="float">
            <text:p>0.00</text:p>
          </table:table-cell>
          <table:table-cell table:style-name="ce4" table:formula="of:=MAX([Sheet1.I1:.I285])" office:value-type="float" office:value="0.2" calcext:value-type="float">
            <text:p>0.20</text:p>
          </table:table-cell>
          <table:table-cell table:style-name="ce5" table:formula="of:=MIN([Sheet1.I1:.I285])" office:value-type="float" office:value="0.2" calcext:value-type="float">
            <text:p>0.20</text:p>
          </table:table-cell>
          <table:table-cell table:number-columns-repeated="5"/>
        </table:table-row>
        <table:table-row table:style-name="ro1">
          <table:table-cell table:formula="of:=[Sheet1.K1]" office:value-type="string" office:string-value="mds_ik_module" calcext:value-type="string">
            <text:p>mds_ik_module</text:p>
          </table:table-cell>
          <table:table-cell table:style-name="ce5" table:formula="of:=AVERAGE([Sheet1.M1:.M285])" office:value-type="float" office:value="0.539649122807015" calcext:value-type="float">
            <text:p>0.54</text:p>
          </table:table-cell>
          <table:table-cell table:style-name="ce5" table:formula="of:=STDEV([Sheet1.M1:.M285])" office:value-type="float" office:value="0.0490029070810787" calcext:value-type="float">
            <text:p>0.05</text:p>
          </table:table-cell>
          <table:table-cell table:style-name="ce5" table:formula="of:=MAX([Sheet1.M1:.M285])" office:value-type="float" office:value="0.6" calcext:value-type="float">
            <text:p>0.60</text:p>
          </table:table-cell>
          <table:table-cell table:style-name="ce5" table:formula="of:=MIN([Sheet1.M1:.M285])" office:value-type="float" office:value="0.5" calcext:value-type="float">
            <text:p>0.50</text:p>
          </table:table-cell>
          <table:table-cell table:style-name="ce5" table:formula="of:=AVERAGE([Sheet1.N1:.N285])" office:value-type="float" office:value="0.200000000000001" calcext:value-type="float">
            <text:p>0.20</text:p>
          </table:table-cell>
          <table:table-cell table:style-name="ce5" table:formula="of:=STDEV([Sheet1.N1:.N285])" office:value-type="float" office:value="9.45349536279257E-016" calcext:value-type="float">
            <text:p>0.00</text:p>
          </table:table-cell>
          <table:table-cell table:style-name="ce5" table:formula="of:=MAX([Sheet1.N1:.N285])" office:value-type="float" office:value="0.2" calcext:value-type="float">
            <text:p>0.20</text:p>
          </table:table-cell>
          <table:table-cell table:style-name="ce5" table:formula="of:=MIN([Sheet1.N1:.N285])" office:value-type="float" office:value="0.2" calcext:value-type="float">
            <text:p>0.20</text:p>
          </table:table-cell>
          <table:table-cell table:number-columns-repeated="5"/>
        </table:table-row>
        <table:table-row table:style-name="ro1">
          <table:table-cell table:formula="of:=[Sheet1.P1]" office:value-type="string" office:string-value="mds-daemon" calcext:value-type="string">
            <text:p>mds-daemon</text:p>
          </table:table-cell>
          <table:table-cell table:style-name="ce4" table:formula="of:=AVERAGE([Sheet1.R1:.R285])" office:value-type="float" office:value="0" calcext:value-type="float">
            <text:p>0.00</text:p>
          </table:table-cell>
          <table:table-cell table:style-name="ce5" table:formula="of:=STDEV([Sheet1.R1:.R285])" office:value-type="float" office:value="0" calcext:value-type="float">
            <text:p>0.00</text:p>
          </table:table-cell>
          <table:table-cell table:style-name="ce5" table:formula="of:=MAX([Sheet1.R1:.R285])" office:value-type="float" office:value="0" calcext:value-type="float">
            <text:p>0.00</text:p>
          </table:table-cell>
          <table:table-cell table:style-name="ce5" table:formula="of:=MIN([Sheet1.R1:.R285])" office:value-type="float" office:value="0" calcext:value-type="float">
            <text:p>0.00</text:p>
          </table:table-cell>
          <table:table-cell table:style-name="ce4" table:formula="of:=AVERAGE([Sheet1.S1:.S285])" office:value-type="float" office:value="0" calcext:value-type="float">
            <text:p>0.00</text:p>
          </table:table-cell>
          <table:table-cell table:style-name="ce5" table:formula="of:=STDEV([Sheet1.S1:.S285])" office:value-type="float" office:value="0" calcext:value-type="float">
            <text:p>0.00</text:p>
          </table:table-cell>
          <table:table-cell table:style-name="ce5" table:formula="of:=MAX([Sheet1.S1:.S285])" office:value-type="float" office:value="0" calcext:value-type="float">
            <text:p>0.00</text:p>
          </table:table-cell>
          <table:table-cell table:style-name="ce5" table:formula="of:=MIN([Sheet1.S1:.S285]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formula="of:=[Sheet1.U1]" office:value-type="string" office:string-value="mds-filter" calcext:value-type="string">
            <text:p>mds-filter</text:p>
          </table:table-cell>
          <table:table-cell table:style-name="ce4" table:formula="of:=AVERAGE([Sheet1.W1:.W285])" office:value-type="float" office:value="0" calcext:value-type="float">
            <text:p>0.00</text:p>
          </table:table-cell>
          <table:table-cell table:style-name="ce5" table:formula="of:=STDEV([Sheet1.W1:.W285])" office:value-type="float" office:value="0" calcext:value-type="float">
            <text:p>0.00</text:p>
          </table:table-cell>
          <table:table-cell table:style-name="ce5" table:formula="of:=MAX([Sheet1.W1:.W285])" office:value-type="float" office:value="0" calcext:value-type="float">
            <text:p>0.00</text:p>
          </table:table-cell>
          <table:table-cell table:style-name="ce5" table:formula="of:=MIN([Sheet1.W1:.W285])" office:value-type="float" office:value="0" calcext:value-type="float">
            <text:p>0.00</text:p>
          </table:table-cell>
          <table:table-cell table:style-name="ce4" table:formula="of:=AVERAGE([Sheet1.X1:.X285])" office:value-type="float" office:value="0" calcext:value-type="float">
            <text:p>0.00</text:p>
          </table:table-cell>
          <table:table-cell table:style-name="ce5" table:formula="of:=STDEV([Sheet1.X1:.X285])" office:value-type="float" office:value="0" calcext:value-type="float">
            <text:p>0.00</text:p>
          </table:table-cell>
          <table:table-cell table:style-name="ce5" table:formula="of:=MAX([Sheet1.X1:.X285])" office:value-type="float" office:value="0" calcext:value-type="float">
            <text:p>0.00</text:p>
          </table:table-cell>
          <table:table-cell table:style-name="ce5" table:formula="of:=MIN([Sheet1.X1:.X285])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4" table:number-columns-repeated="4"/>
          <table:table-cell table:style-name="ce6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Remaining</text:p>
          </table:table-cell>
          <table:table-cell table:style-name="ce4" table:formula="of:=[.$M$3]-SUM([.B3:.B7])" office:value-type="float" office:value="293.171228070176" calcext:value-type="float">
            <text:p>293.17</text:p>
          </table:table-cell>
          <table:table-cell table:style-name="ce4" office:value-type="string" calcext:value-type="string">
            <text:p>NA</text:p>
          </table:table-cell>
          <table:table-cell table:style-name="ce4" table:formula="of:=[.$M$3]-SUM([.D3:.D7])" office:value-type="float" office:value="292.6" calcext:value-type="float">
            <text:p>292.60</text:p>
          </table:table-cell>
          <table:table-cell table:style-name="ce4" table:formula="of:=[.$M$3]-SUM([.E3:.E7])" office:value-type="float" office:value="293.7" calcext:value-type="float">
            <text:p>293.70</text:p>
          </table:table-cell>
          <table:table-cell table:style-name="ce4" table:formula="of:=[.$N$3]-SUM([.F3:.F7])" office:value-type="float" office:value="99.1" calcext:value-type="float">
            <text:p>99.10</text:p>
          </table:table-cell>
          <table:table-cell table:style-name="ce4" office:value-type="string" calcext:value-type="string">
            <text:p>NA</text:p>
          </table:table-cell>
          <table:table-cell table:style-name="ce4" table:formula="of:=[.$N$3]-SUM([.H3:.H7])" office:value-type="float" office:value="99.1" calcext:value-type="float">
            <text:p>99.10</text:p>
          </table:table-cell>
          <table:table-cell table:style-name="ce4" table:formula="of:=[.$N$3]-SUM([.I3:.I7])" office:value-type="float" office:value="99.1" calcext:value-type="float">
            <text:p>99.10</text:p>
          </table:table-cell>
          <table:table-cell table:number-columns-repeated="5"/>
        </table:table-row>
        <table:table-row table:style-name="ro1" table:number-rows-repeated="10485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15:46:42.344627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8T16:24:06.935477820</dc:date>
    <meta:generator>LibreOffice/4.2.8.2$Linux_X86_64 LibreOffice_project/420m0$Build-2</meta:generator>
    <meta:editing-duration>PT36M35S</meta:editing-duration>
    <meta:editing-cycles>12</meta:editing-cycles>
    <meta:document-statistic meta:table-count="2" meta:cell-count="57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time-style style:name="N121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548cm" svg:height="17.771cm" xlink:href=".." xlink:type="simple" chart:class="chart:scatter" chart:style-name="ch1">
        <chart:legend chart:legend-position="end" svg:x="21.87cm" svg:y="7.59cm" style:legend-expansion="high" chart:style-name="ch2"/>
        <chart:plot-area chart:style-name="ch3" table:cell-range-address="Sheet1.H1:Sheet1.H285 Sheet1.B1:Sheet1.C285 Sheet1.A1:Sheet1.A1 Sheet1.P1:Sheet1.P1 Sheet1.R1:Sheet1.R285 Sheet1.U1:Sheet1.U1 Sheet1.W1:Sheet1.W285 Sheet1.K1:Sheet1.K1 Sheet1.M1:Sheet1.M285 Sheet1.F1:Sheet1.F1" chart:data-source-has-labels="both" svg:x="0.53cm" svg:y="0.355cm" svg:width="20.81cm" svg:height="17.061cm">
          <chartooo:coordinate-region svg:x="1.628cm" svg:y="0.555cm" svg:width="19.287cm" svg:height="16.214cm"/>
          <chart:axis chart:dimension="x" chart:name="primary-x" chart:style-name="ch4" chartooo:axis-type="auto">
            <chart:categories table:cell-range-address="Sheet1.H1:Sheet1.H2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285" chart:label-cell-address="Sheet1.A1:Sheet1.A1" chart:class="chart:scatter">
            <chart:domain table:cell-range-address="Sheet1.B1:Sheet1.B285"/>
            <chart:data-point chart:repeated="285"/>
          </chart:series>
          <chart:series chart:style-name="ch8" chart:values-cell-range-address="Sheet1.R1:Sheet1.R285" chart:label-cell-address="Sheet1.P1:Sheet1.P1" chart:class="chart:scatter">
            <chart:data-point chart:repeated="285"/>
          </chart:series>
          <chart:series chart:style-name="ch9" chart:values-cell-range-address="Sheet1.W1:Sheet1.W285" chart:label-cell-address="Sheet1.U1:Sheet1.U1" chart:class="chart:scatter">
            <chart:data-point chart:repeated="285"/>
          </chart:series>
          <chart:series chart:style-name="ch10" chart:values-cell-range-address="Sheet1.M1:Sheet1.M285" chart:label-cell-address="Sheet1.K1:Sheet1.K1" chart:class="chart:scatter">
            <chart:data-point chart:repeated="285"/>
          </chart:series>
          <chart:series chart:style-name="ch11" chart:values-cell-range-address="Sheet1.H1:Sheet1.H285" chart:label-cell-address="Sheet1.F1:Sheet1.F1" chart:class="chart:scatter">
            <chart:domain table:cell-range-address="Sheet1.G1:Sheet1.G285"/>
            <chart:data-point chart:repeated="2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zserver</text:p>
                <draw:g>
                  <svg:desc>Sheet1.A1:Sheet1.A1</svg:desc>
                </draw:g>
              </table:table-cell>
              <table:table-cell office:value-type="string">
                <text:p>mds-daemon</text:p>
                <draw:g>
                  <svg:desc>Sheet1.P1:Sheet1.P1</svg:desc>
                </draw:g>
              </table:table-cell>
              <table:table-cell office:value-type="string">
                <text:p>mds-filter</text:p>
                <draw:g>
                  <svg:desc>Sheet1.U1:Sheet1.U1</svg:desc>
                </draw:g>
              </table:table-cell>
              <table:table-cell office:value-type="string">
                <text:p>mds_ik_module</text:p>
                <draw:g>
                  <svg:desc>Sheet1.K1:Sheet1.K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mds-collision-checker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29.2">
                <text:p>30</text:p>
                <draw:g>
                  <svg:desc>Sheet1.H1:Sheet1.H285</svg:desc>
                </draw:g>
              </table:table-cell>
              <table:table-cell office:value-type="float" office:value="1">
                <text:p>1</text:p>
                <draw:g>
                  <svg:desc>Sheet1.B1:Sheet1.B285</svg:desc>
                </draw:g>
              </table:table-cell>
              <table:table-cell office:value-type="float" office:value="76.7">
                <text:p>76.7</text:p>
                <draw:g>
                  <svg:desc>Sheet1.C1:Sheet1.C285</svg:desc>
                </draw:g>
              </table:table-cell>
              <table:table-cell office:value-type="float" office:value="0">
                <text:p>0</text:p>
                <draw:g>
                  <svg:desc>Sheet1.R1:Sheet1.R285</svg:desc>
                </draw:g>
              </table:table-cell>
              <table:table-cell office:value-type="float" office:value="0">
                <text:p>0</text:p>
                <draw:g>
                  <svg:desc>Sheet1.W1:Sheet1.W285</svg:desc>
                </draw:g>
              </table:table-cell>
              <table:table-cell office:value-type="float" office:value="0.5">
                <text:p>0.5</text:p>
                <draw:g>
                  <svg:desc>Sheet1.M1:Sheet1.M285</svg:desc>
                </draw:g>
              </table:table-cell>
              <table:table-cell office:value-type="float" office:value="1">
                <text:p>1</text:p>
                <draw:g>
                  <svg:desc>Sheet1.G1:Sheet1.G285</svg:desc>
                </draw:g>
              </table:table-cell>
              <table:table-cell office:value-type="float" office:value="29.2">
                <text:p>29.2</text:p>
                <draw:g>
                  <svg:desc>Sheet1.H1:Sheet1.H285</svg:desc>
                </draw:g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">
                <text:p>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0">
                <text:p>1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1">
                <text:p>1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2">
                <text:p>1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3">
                <text:p>1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4">
                <text:p>1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5">
                <text:p>1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6">
                <text:p>1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7">
                <text:p>1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8">
                <text:p>1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9">
                <text:p>1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0">
                <text:p>2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1">
                <text:p>2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2">
                <text:p>2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3">
                <text:p>2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4">
                <text:p>2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5">
                <text:p>2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6">
                <text:p>2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7">
                <text:p>2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8">
                <text:p>2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9">
                <text:p>2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0">
                <text:p>3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1">
                <text:p>3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2">
                <text:p>3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3">
                <text:p>3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4">
                <text:p>3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5">
                <text:p>3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6">
                <text:p>3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7">
                <text:p>3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8">
                <text:p>3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9">
                <text:p>3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0">
                <text:p>4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1">
                <text:p>4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2">
                <text:p>4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3">
                <text:p>4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4">
                <text:p>4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5">
                <text:p>4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46">
                <text:p>46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6">
                <text:p>4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7">
                <text:p>4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8">
                <text:p>4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9">
                <text:p>4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0">
                <text:p>5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1">
                <text:p>5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2">
                <text:p>5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53">
                <text:p>53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3">
                <text:p>5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54">
                <text:p>54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4">
                <text:p>5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5">
                <text:p>5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56">
                <text:p>56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6">
                <text:p>5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57">
                <text:p>57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7">
                <text:p>5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8">
                <text:p>5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9">
                <text:p>5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60">
                <text:p>6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61">
                <text:p>6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62">
                <text:p>6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63">
                <text:p>63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63">
                <text:p>6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64">
                <text:p>64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64">
                <text:p>6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65">
                <text:p>6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66">
                <text:p>66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66">
                <text:p>6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67">
                <text:p>67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67">
                <text:p>6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68">
                <text:p>6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69">
                <text:p>69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69">
                <text:p>6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76.7">
                <text:p>7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0">
                <text:p>7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1">
                <text:p>7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72">
                <text:p>72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2">
                <text:p>7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73">
                <text:p>73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3">
                <text:p>7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74">
                <text:p>74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4">
                <text:p>7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5">
                <text:p>7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6">
                <text:p>7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77">
                <text:p>77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7">
                <text:p>7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8">
                <text:p>7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79">
                <text:p>79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9">
                <text:p>7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80">
                <text:p>8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81">
                <text:p>8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82">
                <text:p>82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82">
                <text:p>8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83">
                <text:p>83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83">
                <text:p>8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84">
                <text:p>84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84">
                <text:p>8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85">
                <text:p>8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86">
                <text:p>86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86">
                <text:p>8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87">
                <text:p>8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88">
                <text:p>88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88">
                <text:p>8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89">
                <text:p>89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89">
                <text:p>8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90">
                <text:p>9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91">
                <text:p>91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91">
                <text:p>9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92">
                <text:p>92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92">
                <text:p>9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93">
                <text:p>93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93">
                <text:p>9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94">
                <text:p>94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94">
                <text:p>9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95">
                <text:p>95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95">
                <text:p>9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96">
                <text:p>96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96">
                <text:p>9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97">
                <text:p>9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98">
                <text:p>98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98">
                <text:p>9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99">
                <text:p>9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00">
                <text:p>10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01">
                <text:p>10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02">
                <text:p>10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03">
                <text:p>10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04">
                <text:p>104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04">
                <text:p>10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05">
                <text:p>10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06">
                <text:p>106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06">
                <text:p>10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07">
                <text:p>107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07">
                <text:p>10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08">
                <text:p>108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08">
                <text:p>10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09">
                <text:p>10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10">
                <text:p>110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10">
                <text:p>11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11">
                <text:p>111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11">
                <text:p>11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12">
                <text:p>112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12">
                <text:p>11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13">
                <text:p>113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13">
                <text:p>11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14">
                <text:p>11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15">
                <text:p>115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15">
                <text:p>11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16">
                <text:p>11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17">
                <text:p>117</text:p>
              </table:table-cell>
              <table:table-cell office:value-type="float" office:value="76.9">
                <text:p>7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17">
                <text:p>11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76.9">
                <text:p>7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18">
                <text:p>11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19">
                <text:p>119</text:p>
              </table:table-cell>
              <table:table-cell office:value-type="float" office:value="76.9">
                <text:p>7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19">
                <text:p>11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76.9">
                <text:p>7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20">
                <text:p>12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21">
                <text:p>121</text:p>
              </table:table-cell>
              <table:table-cell office:value-type="float" office:value="76.9">
                <text:p>7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21">
                <text:p>12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22">
                <text:p>122</text:p>
              </table:table-cell>
              <table:table-cell office:value-type="float" office:value="76.9">
                <text:p>7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22">
                <text:p>12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23">
                <text:p>123</text:p>
              </table:table-cell>
              <table:table-cell office:value-type="float" office:value="76.9">
                <text:p>7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23">
                <text:p>12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24">
                <text:p>124</text:p>
              </table:table-cell>
              <table:table-cell office:value-type="float" office:value="76.9">
                <text:p>7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24">
                <text:p>12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76.9">
                <text:p>7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25">
                <text:p>12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26">
                <text:p>126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26">
                <text:p>12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27">
                <text:p>127</text:p>
              </table:table-cell>
              <table:table-cell office:value-type="float" office:value="76.9">
                <text:p>7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27">
                <text:p>12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28">
                <text:p>128</text:p>
              </table:table-cell>
              <table:table-cell office:value-type="float" office:value="76.9">
                <text:p>7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28">
                <text:p>12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29">
                <text:p>129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29">
                <text:p>12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30">
                <text:p>130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30">
                <text:p>13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31">
                <text:p>13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31">
                <text:p>13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32">
                <text:p>132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32">
                <text:p>13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33">
                <text:p>133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33">
                <text:p>13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34">
                <text:p>134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34">
                <text:p>13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35">
                <text:p>13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36">
                <text:p>136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36">
                <text:p>13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37">
                <text:p>13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37">
                <text:p>13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38">
                <text:p>138</text:p>
              </table:table-cell>
              <table:table-cell office:value-type="float" office:value="77.1">
                <text:p>7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38">
                <text:p>13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39">
                <text:p>139</text:p>
              </table:table-cell>
              <table:table-cell office:value-type="float" office:value="77.1">
                <text:p>7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39">
                <text:p>13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77.1">
                <text:p>7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40">
                <text:p>14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41">
                <text:p>141</text:p>
              </table:table-cell>
              <table:table-cell office:value-type="float" office:value="77.1">
                <text:p>7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41">
                <text:p>14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42">
                <text:p>142</text:p>
              </table:table-cell>
              <table:table-cell office:value-type="float" office:value="77.1">
                <text:p>7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42">
                <text:p>14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43">
                <text:p>143</text:p>
              </table:table-cell>
              <table:table-cell office:value-type="float" office:value="77.1">
                <text:p>7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43">
                <text:p>14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77.1">
                <text:p>7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44">
                <text:p>14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77.1">
                <text:p>7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45">
                <text:p>14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46">
                <text:p>146</text:p>
              </table:table-cell>
              <table:table-cell office:value-type="float" office:value="77.1">
                <text:p>7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46">
                <text:p>14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47">
                <text:p>147</text:p>
              </table:table-cell>
              <table:table-cell office:value-type="float" office:value="77.1">
                <text:p>7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47">
                <text:p>14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48">
                <text:p>148</text:p>
              </table:table-cell>
              <table:table-cell office:value-type="float" office:value="77.1">
                <text:p>7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48">
                <text:p>14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77.1">
                <text:p>7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49">
                <text:p>14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77.1">
                <text:p>7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50">
                <text:p>15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51">
                <text:p>151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51">
                <text:p>15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52">
                <text:p>152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52">
                <text:p>15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53">
                <text:p>153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53">
                <text:p>15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54">
                <text:p>15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55">
                <text:p>155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55">
                <text:p>15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56">
                <text:p>156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56">
                <text:p>15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57">
                <text:p>157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57">
                <text:p>15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58">
                <text:p>158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58">
                <text:p>15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59">
                <text:p>15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60">
                <text:p>160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60">
                <text:p>16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61">
                <text:p>161</text:p>
              </table:table-cell>
              <table:table-cell office:value-type="float" office:value="77.3">
                <text:p>7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61">
                <text:p>16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62">
                <text:p>162</text:p>
              </table:table-cell>
              <table:table-cell office:value-type="float" office:value="77.3">
                <text:p>7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62">
                <text:p>16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63">
                <text:p>163</text:p>
              </table:table-cell>
              <table:table-cell office:value-type="float" office:value="77.3">
                <text:p>7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63">
                <text:p>16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64">
                <text:p>164</text:p>
              </table:table-cell>
              <table:table-cell office:value-type="float" office:value="77.3">
                <text:p>7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64">
                <text:p>16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65">
                <text:p>165</text:p>
              </table:table-cell>
              <table:table-cell office:value-type="float" office:value="77.3">
                <text:p>7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65">
                <text:p>16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66">
                <text:p>166</text:p>
              </table:table-cell>
              <table:table-cell office:value-type="float" office:value="77.3">
                <text:p>7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66">
                <text:p>16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67">
                <text:p>167</text:p>
              </table:table-cell>
              <table:table-cell office:value-type="float" office:value="77.3">
                <text:p>7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67">
                <text:p>167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68">
                <text:p>168</text:p>
              </table:table-cell>
              <table:table-cell office:value-type="float" office:value="77.3">
                <text:p>7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68">
                <text:p>168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69">
                <text:p>169</text:p>
              </table:table-cell>
              <table:table-cell office:value-type="float" office:value="77.3">
                <text:p>7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69">
                <text:p>16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70">
                <text:p>170</text:p>
              </table:table-cell>
              <table:table-cell office:value-type="float" office:value="77.3">
                <text:p>7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70">
                <text:p>17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71">
                <text:p>171</text:p>
              </table:table-cell>
              <table:table-cell office:value-type="float" office:value="77.3">
                <text:p>7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71">
                <text:p>17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72">
                <text:p>172</text:p>
              </table:table-cell>
              <table:table-cell office:value-type="float" office:value="77.3">
                <text:p>7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72">
                <text:p>17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73">
                <text:p>173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73">
                <text:p>173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74">
                <text:p>174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74">
                <text:p>174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75">
                <text:p>17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76">
                <text:p>176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76">
                <text:p>17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77">
                <text:p>177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78">
                <text:p>178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78">
                <text:p>178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79">
                <text:p>179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79">
                <text:p>17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80">
                <text:p>180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80">
                <text:p>18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81">
                <text:p>181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81">
                <text:p>18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82">
                <text:p>182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82">
                <text:p>18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83">
                <text:p>183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83">
                <text:p>183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84">
                <text:p>184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84">
                <text:p>184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85">
                <text:p>185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85">
                <text:p>18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86">
                <text:p>186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86">
                <text:p>18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87">
                <text:p>187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87">
                <text:p>187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88">
                <text:p>188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88">
                <text:p>188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89">
                <text:p>189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89">
                <text:p>18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90">
                <text:p>190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90">
                <text:p>19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91">
                <text:p>191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91">
                <text:p>19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92">
                <text:p>192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92">
                <text:p>19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93">
                <text:p>193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93">
                <text:p>193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94">
                <text:p>194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94">
                <text:p>194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95">
                <text:p>195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95">
                <text:p>19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96">
                <text:p>196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96">
                <text:p>19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97">
                <text:p>197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97">
                <text:p>197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98">
                <text:p>198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98">
                <text:p>198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99">
                <text:p>199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99">
                <text:p>19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00">
                <text:p>20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01">
                <text:p>201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01">
                <text:p>20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02">
                <text:p>202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02">
                <text:p>20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03">
                <text:p>203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03">
                <text:p>203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04">
                <text:p>204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04">
                <text:p>204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05">
                <text:p>205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05">
                <text:p>20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06">
                <text:p>206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06">
                <text:p>20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07">
                <text:p>207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07">
                <text:p>207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08">
                <text:p>208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08">
                <text:p>208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09">
                <text:p>209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09">
                <text:p>20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10">
                <text:p>21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11">
                <text:p>211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11">
                <text:p>21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12">
                <text:p>212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12">
                <text:p>21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13">
                <text:p>213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13">
                <text:p>213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14">
                <text:p>214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14">
                <text:p>214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15">
                <text:p>215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15">
                <text:p>21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16">
                <text:p>216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16">
                <text:p>21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17">
                <text:p>217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17">
                <text:p>217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18">
                <text:p>218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18">
                <text:p>218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19">
                <text:p>219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19">
                <text:p>21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20">
                <text:p>220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20">
                <text:p>22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21">
                <text:p>221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21">
                <text:p>22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22">
                <text:p>222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22">
                <text:p>22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23">
                <text:p>223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23">
                <text:p>223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24">
                <text:p>224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24">
                <text:p>224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25">
                <text:p>225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25">
                <text:p>22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26">
                <text:p>226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26">
                <text:p>22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27">
                <text:p>227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28">
                <text:p>228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28">
                <text:p>228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29">
                <text:p>229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29">
                <text:p>22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30">
                <text:p>230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30">
                <text:p>23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31">
                <text:p>231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31">
                <text:p>23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32">
                <text:p>232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32">
                <text:p>23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33">
                <text:p>233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33">
                <text:p>233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34">
                <text:p>234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34">
                <text:p>234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35">
                <text:p>235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35">
                <text:p>23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36">
                <text:p>236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36">
                <text:p>23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37">
                <text:p>237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37">
                <text:p>237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38">
                <text:p>238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38">
                <text:p>238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39">
                <text:p>239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39">
                <text:p>23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40">
                <text:p>24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41">
                <text:p>241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41">
                <text:p>24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42">
                <text:p>242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42">
                <text:p>24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43">
                <text:p>243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43">
                <text:p>243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44">
                <text:p>244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44">
                <text:p>244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45">
                <text:p>245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45">
                <text:p>24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46">
                <text:p>246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46">
                <text:p>24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47">
                <text:p>247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47">
                <text:p>247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48">
                <text:p>248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48">
                <text:p>248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49">
                <text:p>249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49">
                <text:p>24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50">
                <text:p>250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50">
                <text:p>25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51">
                <text:p>251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51">
                <text:p>25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52">
                <text:p>252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52">
                <text:p>25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53">
                <text:p>253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53">
                <text:p>253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54">
                <text:p>254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54">
                <text:p>254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55">
                <text:p>25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56">
                <text:p>25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57">
                <text:p>257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57">
                <text:p>257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58">
                <text:p>258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58">
                <text:p>258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59">
                <text:p>259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59">
                <text:p>25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60">
                <text:p>260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60">
                <text:p>26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61">
                <text:p>261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61">
                <text:p>26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62">
                <text:p>262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62">
                <text:p>26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63">
                <text:p>263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63">
                <text:p>263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64">
                <text:p>264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64">
                <text:p>264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65">
                <text:p>265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65">
                <text:p>26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66">
                <text:p>266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66">
                <text:p>26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67">
                <text:p>267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67">
                <text:p>267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68">
                <text:p>268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68">
                <text:p>268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69">
                <text:p>269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69">
                <text:p>26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70">
                <text:p>270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70">
                <text:p>27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71">
                <text:p>271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71">
                <text:p>27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72">
                <text:p>272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72">
                <text:p>27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73">
                <text:p>273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73">
                <text:p>273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74">
                <text:p>274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74">
                <text:p>274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75">
                <text:p>275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75">
                <text:p>27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76">
                <text:p>27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77">
                <text:p>277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77">
                <text:p>277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78">
                <text:p>278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78">
                <text:p>278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79">
                <text:p>279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79">
                <text:p>27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80">
                <text:p>280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80">
                <text:p>28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81">
                <text:p>281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81">
                <text:p>28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82">
                <text:p>282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82">
                <text:p>28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83">
                <text:p>283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83">
                <text:p>283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84">
                <text:p>284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84">
                <text:p>284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285">
                <text:p>285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85">
                <text:p>285</text:p>
              </table:table-cell>
              <table:table-cell office:value-type="float" office:value="29.1">
                <text:p>2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